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80808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erif" fo:font-size="12pt" officeooo:rsid="00bfc70b" officeooo:paragraph-rsid="00bfc70b" style:font-size-asian="10.5pt" style:font-size-complex="12pt"/>
    </style:style>
    <style:style style:name="P2" style:family="paragraph" style:parent-style-name="Text_20_body">
      <style:text-properties style:font-name="Liberation Serif" fo:font-size="12pt" officeooo:rsid="00bfc70b" officeooo:paragraph-rsid="00c19fbe" style:font-size-asian="10.5pt" style:font-size-complex="12pt"/>
    </style:style>
    <style:style style:name="P3" style:family="paragraph" style:parent-style-name="Text_20_body">
      <style:text-properties style:font-name="Liberation Serif" fo:font-size="12pt" officeooo:rsid="00c19fbe" officeooo:paragraph-rsid="00c19fbe" style:font-size-asian="10.5pt" style:font-size-complex="12pt"/>
    </style:style>
    <style:style style:name="P4" style:family="paragraph" style:parent-style-name="Text_20_body">
      <style:text-properties style:font-name="Liberation Serif" fo:font-size="12pt" officeooo:rsid="00c844d4" officeooo:paragraph-rsid="00c844d4" style:font-size-asian="10.5pt" style:font-size-complex="12pt"/>
    </style:style>
    <style:style style:name="P5" style:family="paragraph" style:parent-style-name="Text_20_body">
      <style:text-properties style:font-name="Liberation Serif" fo:font-size="12pt" officeooo:rsid="00c7b0f6" officeooo:paragraph-rsid="00bfc70b" style:font-size-asian="10.5pt" style:font-size-complex="12pt"/>
    </style:style>
    <style:style style:name="P6" style:family="paragraph" style:parent-style-name="Text_20_body">
      <style:text-properties officeooo:rsid="00bb7933" officeooo:paragraph-rsid="00bb7933"/>
    </style:style>
    <style:style style:name="P7" style:family="paragraph" style:parent-style-name="Text_20_body">
      <style:text-properties officeooo:rsid="00ba1ae0" officeooo:paragraph-rsid="00c5e64c"/>
    </style:style>
    <style:style style:name="P8" style:family="paragraph" style:parent-style-name="Table_20_Contents">
      <style:text-properties style:font-name="Liberation Serif" fo:font-size="12pt" style:font-size-asian="10.5pt" style:font-size-complex="12pt"/>
    </style:style>
    <style:style style:name="P9" style:family="paragraph" style:parent-style-name="Table_20_Contents">
      <style:text-properties style:font-name="Liberation Serif" fo:font-size="12pt" officeooo:rsid="00bfc70b" officeooo:paragraph-rsid="00bfc70b" style:font-size-asian="10.5pt" style:font-size-complex="12pt"/>
    </style:style>
    <style:style style:name="P10" style:family="paragraph" style:parent-style-name="Table_20_Contents">
      <style:text-properties style:font-name="Liberation Serif" fo:font-size="12pt" officeooo:rsid="00c19fbe" officeooo:paragraph-rsid="00c19fbe" style:font-size-asian="10.5pt" style:font-size-complex="12pt"/>
    </style:style>
    <style:style style:name="P11" style:family="paragraph" style:parent-style-name="Table_20_Contents">
      <style:text-properties style:font-name="Liberation Serif" fo:font-size="12pt" officeooo:rsid="00c1cd60" officeooo:paragraph-rsid="00c1cd60" style:font-size-asian="10.5pt" style:font-size-complex="12pt"/>
    </style:style>
    <style:style style:name="P12" style:family="paragraph" style:parent-style-name="Table_20_Contents">
      <style:text-properties style:font-name="Liberation Serif" fo:font-size="12pt" officeooo:rsid="00c1cd60" officeooo:paragraph-rsid="00c844d4" style:font-size-asian="10.5pt" style:font-size-complex="12pt"/>
    </style:style>
    <style:style style:name="P13" style:family="paragraph" style:parent-style-name="Text_20_body">
      <style:text-properties style:font-name="Liberation Serif" fo:font-size="12pt" officeooo:rsid="00bfc70b" officeooo:paragraph-rsid="00bfc70b" style:font-size-asian="10.5pt" style:font-size-complex="12pt"/>
    </style:style>
    <style:style style:name="P14" style:family="paragraph" style:parent-style-name="Text_20_body">
      <style:text-properties style:font-name="Liberation Serif" fo:font-size="12pt" officeooo:rsid="00d61272" officeooo:paragraph-rsid="00d61272" style:font-size-asian="10.5pt" style:font-size-complex="12pt"/>
    </style:style>
    <style:style style:name="P15" style:family="paragraph" style:parent-style-name="Text_20_body">
      <style:text-properties style:font-name="Liberation Serif" fo:font-size="12pt" officeooo:rsid="00d4f4ea" officeooo:paragraph-rsid="00d4f4ea" style:font-size-asian="10.5pt" style:font-size-complex="12pt"/>
    </style:style>
    <style:style style:name="P16" style:family="paragraph" style:parent-style-name="Text_20_body">
      <style:text-properties style:font-name="Liberation Serif" fo:font-size="12pt" fo:font-weight="normal" officeooo:rsid="00b9aca9" style:font-size-asian="10.5pt" style:font-weight-asian="normal" style:font-size-complex="12pt" style:font-weight-complex="normal"/>
    </style:style>
    <style:style style:name="P17" style:family="paragraph" style:parent-style-name="Text_20_body">
      <style:text-properties style:font-name="Liberation Serif" fo:font-size="12pt" fo:font-weight="normal" officeooo:rsid="00b9aca9" officeooo:paragraph-rsid="00d739ed" style:font-size-asian="10.5pt" style:font-weight-asian="normal" style:font-size-complex="12pt" style:font-weight-complex="normal"/>
    </style:style>
    <style:style style:name="P18" style:family="paragraph" style:parent-style-name="Text_20_body">
      <style:text-properties style:font-name="Liberation Serif" fo:font-size="12pt" fo:font-style="normal" officeooo:rsid="00d4f4ea" officeooo:paragraph-rsid="00d4f4ea" style:font-size-asian="10.5pt" style:font-style-asian="normal" style:font-size-complex="12pt" style:font-style-complex="normal"/>
    </style:style>
    <style:style style:name="P19" style:family="paragraph" style:parent-style-name="Text_20_body">
      <style:text-properties officeooo:paragraph-rsid="00d739ed"/>
    </style:style>
    <style:style style:name="P20" style:family="paragraph" style:parent-style-name="Heading_20_1">
      <style:text-properties style:font-name="Liberation Serif" fo:font-size="16pt" officeooo:rsid="002fd4f2" officeooo:paragraph-rsid="002fd4f2" style:font-size-asian="16pt" style:font-size-complex="16pt"/>
    </style:style>
    <style:style style:name="P21" style:family="paragraph" style:parent-style-name="Heading_20_3">
      <style:text-properties fo:font-size="12pt" style:font-size-asian="12pt" style:font-size-complex="12pt"/>
    </style:style>
    <style:style style:name="P22" style:family="paragraph" style:parent-style-name="Heading_20_2">
      <style:text-properties style:font-name="Liberation Serif" fo:font-size="14pt" officeooo:rsid="00a3fbe1" officeooo:paragraph-rsid="00a3fbe1" style:font-size-asian="14pt" style:font-size-complex="14pt"/>
    </style:style>
    <style:style style:name="P23" style:family="paragraph" style:parent-style-name="Heading_20_2">
      <style:text-properties style:font-name="Liberation Serif" fo:font-size="12pt" fo:font-weight="normal" officeooo:rsid="00d739ed" officeooo:paragraph-rsid="00d739ed" style:font-size-asian="10.5pt" style:font-weight-asian="normal" style:font-size-complex="12pt" style:font-weight-complex="normal"/>
    </style:style>
    <style:style style:name="P24" style:family="paragraph" style:parent-style-name="Heading_20_2">
      <style:text-properties fo:font-size="14pt" style:font-size-asian="14pt" style:font-size-complex="14pt"/>
    </style:style>
    <style:style style:name="T1" style:family="text">
      <style:text-properties style:font-name="Liberation Serif" fo:font-size="12pt" style:font-size-asian="10.5pt" style:font-size-complex="12pt"/>
    </style:style>
    <style:style style:name="T2" style:family="text">
      <style:text-properties style:font-name="Liberation Serif" fo:font-size="12pt" officeooo:rsid="00be606b" style:font-size-asian="10.5pt" style:font-size-complex="12pt"/>
    </style:style>
    <style:style style:name="T3" style:family="text">
      <style:text-properties style:font-name="Liberation Serif" fo:font-size="12pt" officeooo:rsid="00bfc70b" style:font-size-asian="10.5pt" style:font-size-complex="12pt"/>
    </style:style>
    <style:style style:name="T4" style:family="text">
      <style:text-properties style:font-name="Liberation Serif" fo:font-size="12pt" officeooo:rsid="00c326dc" style:font-size-asian="10.5pt" style:font-size-complex="12pt"/>
    </style:style>
    <style:style style:name="T5" style:family="text">
      <style:text-properties style:font-name="Liberation Serif" fo:font-size="12pt" officeooo:rsid="00c3eb83" style:font-size-asian="10.5pt" style:font-size-complex="12pt"/>
    </style:style>
    <style:style style:name="T6" style:family="text">
      <style:text-properties style:font-name="Liberation Serif" fo:font-size="12pt" officeooo:rsid="00c5e64c" style:font-size-asian="10.5pt" style:font-size-complex="12pt"/>
    </style:style>
    <style:style style:name="T7" style:family="text">
      <style:text-properties style:font-name="Liberation Serif" fo:font-size="12pt" fo:font-weight="normal" officeooo:rsid="00d739ed" style:font-size-asian="10.5pt" style:font-weight-asian="normal" style:font-size-complex="12pt" style:font-weight-complex="normal"/>
    </style:style>
    <style:style style:name="T8" style:family="text">
      <style:text-properties officeooo:rsid="00a27f03"/>
    </style:style>
    <style:style style:name="T9" style:family="text">
      <style:text-properties officeooo:rsid="00a8bc8b"/>
    </style:style>
    <style:style style:name="T10" style:family="text">
      <style:text-properties officeooo:rsid="00ba1ae0"/>
    </style:style>
    <style:style style:name="T11" style:family="text">
      <style:text-properties officeooo:rsid="00bd7437"/>
    </style:style>
    <style:style style:name="T12" style:family="text">
      <style:text-properties officeooo:rsid="00bfc70b"/>
    </style:style>
    <style:style style:name="T13" style:family="text">
      <style:text-properties officeooo:rsid="00c19fbe"/>
    </style:style>
    <style:style style:name="T14" style:family="text">
      <style:text-properties officeooo:rsid="00c1cd60"/>
    </style:style>
    <style:style style:name="T15" style:family="text">
      <style:text-properties officeooo:rsid="00c7b0f6"/>
    </style:style>
    <style:style style:name="T16" style:family="text">
      <style:text-properties officeooo:rsid="00c844d4"/>
    </style:style>
    <style:style style:name="T17" style:family="text">
      <style:text-properties officeooo:rsid="00cb1d14"/>
    </style:style>
    <style:style style:name="T18" style:family="text">
      <style:text-properties officeooo:rsid="00d61272"/>
    </style:style>
    <style:style style:name="T19" style:family="text">
      <style:text-properties fo:font-style="italic" style:font-style-asian="italic" style:font-style-complex="italic"/>
    </style:style>
    <style:style style:name="T20" style:family="text">
      <style:text-properties fo:font-style="italic" officeooo:rsid="00da628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da628c" style:font-style-asian="normal" style:font-style-complex="normal"/>
    </style:style>
    <style:style style:name="T23" style:family="text">
      <style:text-properties officeooo:rsid="00da62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ST<text:span text:style-name="T8">0006</text:span> – <text:span text:style-name="T10">Computer Programming Foundations</text:span></text:h>
      <text:h text:style-name="P22" text:outline-level="2">INTRODUCTION <text:span text:style-name="T9">to WEEK01</text:span></text:h>
      <text:p text:style-name="P7"><text:span text:style-name="T2">In this lecture and lab section we are going to learn how to use the Git Software Control Management System to track the changes of a software project and how to use a </text:span><text:span text:style-name="T4">W</text:span><text:span text:style-name="T2">orkflow </text:span><text:span text:style-name="T4">B</text:span><text:span text:style-name="T2">oard </text:span><text:span text:style-name="T6">to manage </text:span><text:span text:style-name="T5">the addition of </text:span><text:span text:style-name="T6">software </text:span><text:span text:style-name="T2">features . <text:s/>Learning these tools </text:span><text:span text:style-name="T6">is</text:span><text:span text:style-name="T2"> essential </text:span><text:span text:style-name="T3">either </text:span><text:span text:style-name="T2">if you are working alone or collaborate </text:span><text:span text:style-name="T3">with others </text:span><text:span text:style-name="T2">on a software project. <text:s/></text:span><text:span text:style-name="T5">When c</text:span><text:span text:style-name="T1">ollaborat</text:span><text:span text:style-name="T5">ing with </text:span><text:span text:style-name="T6">friends/others</text:span><text:span text:style-name="T5">, be aware that nobody works the same as you do, and if you are someone that works hard and gets things done on time, make sure you choose members that have similar work ethics as you do. <text:s/>If you fail to do this, you’re going to develop new twitches and other neurological problems. <text:s/></text:span><text:span text:style-name="T6">You may find yourself sticking pins into a doll that looks exactly like someone that used to be your friend.</text:span></text:p>
      <text:h text:style-name="P24" text:outline-level="2">Git</text:h>
      <text:p text:style-name="P1">Git is <text:span text:style-name="T15">a distributed </text:span>Software Control Management System <text:span text:style-name="T15">that wa</text:span>s developed by <text:span text:style-name="T18">Linus Torvalds, </text:span>the creator of the Linux <text:span text:style-name="T18">Operating System </text:span>Kernel, to manage and track the changes <text:span text:style-name="T17">to</text:span> the Kernel. <text:s/><text:span text:style-name="T15">It has quickly become the most popular Software Control Management System in the world.</text:span></text:p>
      <text:p text:style-name="P14">We will be using Git in class to not only make our lives simpler, but also to gain some real experience.</text:p>
      <text:p text:style-name="P14"><text:span text:style-name="T21">See this link for Git resources: <text:s/><text:tab/></text:span><text:a xlink:type="simple" xlink:href="https://git-scm.com/doc" text:style-name="Internet_20_link" text:visited-style-name="Visited_20_Internet_20_Link"><text:span text:style-name="T21">https://git-scm.com/doc</text:span></text:a></text:p>
      <text:p text:style-name="P15"><text:span text:style-name="T21">See </text:span><text:span text:style-name="T22">this link for a tutorial:<text:tab/><text:tab/></text:span><text:a xlink:type="simple" xlink:href="https://www.atlassian.com/git" text:style-name="Internet_20_link" text:visited-style-name="Visited_20_Internet_20_Link"><text:span text:style-name="T22">https://www.atlassian.com/git</text:span></text:a></text:p>
      <text:p text:style-name="P18">See git basics cheat sheet <text:span text:style-name="T23">is available on blackboard</text:span></text:p>
      <text:h text:style-name="P24" text:outline-level="2">Workflow <text:span text:style-name="T15">Boards</text:span></text:h>
      <text:p text:style-name="P5">The design of each workflow board relies heavily on the type of development workflow you are using. <text:s/>Even the terms used within the board are different depending on the workflow style. <text:s/>As we discussed last week, there are two main categories of development workflow. <text:s/>Waterfall and Agile, of which Agile is the new king. <text:s/>We won’t be going too deeply into details of each of these categories, as it is a full course on its own, but we do need to know enough to understand how to use them for now.</text:p>
      <text:h text:style-name="P21" text:outline-level="3">Workflow Terms</text:h>
      <text:p text:style-name="P2">A workflow board can be <text:span text:style-name="T13">considered link a progress chart. <text:s/>Each new feature is written on a card or post-it note, and added to the “to do” column. <text:s/>Then someone puts their name on the card, and moves it to the “in progress” column to let others know that they are the one working on that task or feature. <text:s/>Once they’ve completed adding the new feature, the card is moved to the “done” column.</text:span></text:p>
      <text:p text:style-name="P3">For most of these boards, columns are known as lists. <text:s/><text:span text:style-name="T14">You can add as many of these lists or columns that you need to match your workflow. <text:s text:c="2"/>Some people may want to add a testing list, some may wish to add an additional quality control list. <text:s/>It all depends on how your or your team has broken up the individual steps in your development cycle.</text:span></text:p>
      <text:p text:style-name="P2"><text:soft-page-break/><text:span text:style-name="T13">Usually this chart is </text:span>broken down into three main <text:span text:style-name="T14">lists:</text:span> To Do, Doing and Done. <text:s/><text:span text:style-name="T14">These terms are all interchangeable, but the same theme is present no matter which workflow has been adopted.</text:span></text:p>
      <table:table table:name="Table1" table:style-name="Table1">
        <table:table-column table:style-name="Table1.A" table:number-columns-repeated="3"/>
        <table:table-row>
          <table:table-cell table:style-name="Table1.A1" office:value-type="string">
            <text:p text:style-name="P10">Features to be added</text:p>
          </table:table-cell>
          <table:table-cell table:style-name="Table1.A1" office:value-type="string">
            <text:p text:style-name="P12">Feature Development Progress</text:p>
          </table:table-cell>
          <table:table-cell table:style-name="Table1.C1" office:value-type="string">
            <text:p text:style-name="P11">Feature Completed</text:p>
          </table:table-cell>
        </table:table-row>
        <table:table-row>
          <table:table-cell table:style-name="Table1.A2" office:value-type="string">
            <text:p text:style-name="P9">To Do</text:p>
          </table:table-cell>
          <table:table-cell table:style-name="Table1.B2" office:value-type="string">
            <text:p text:style-name="P9">Doing</text:p>
          </table:table-cell>
          <table:table-cell table:style-name="Table1.C2" office:value-type="string">
            <text:p text:style-name="P9">Done</text:p>
          </table:table-cell>
        </table:table-row>
        <table:table-row>
          <table:table-cell table:style-name="Table1.A3" office:value-type="string">
            <text:p text:style-name="P9">Backlog</text:p>
          </table:table-cell>
          <table:table-cell table:style-name="Table1.B3" office:value-type="string">
            <text:p text:style-name="P10">In Progress</text:p>
          </table:table-cell>
          <table:table-cell table:style-name="Table1.C3" office:value-type="string">
            <text:p text:style-name="P10">Complete</text:p>
          </table:table-cell>
        </table:table-row>
        <table:table-row>
          <table:table-cell table:style-name="Table1.A5" office:value-type="string">
            <text:p text:style-name="P10">User Stories</text:p>
          </table:table-cell>
          <table:table-cell table:style-name="Table1.B5" office:value-type="string">
            <text:p text:style-name="P11">Development</text:p>
          </table:table-cell>
          <table:table-cell table:style-name="Table1.C5" office:value-type="string">
            <text:p text:style-name="P10">Closed</text:p>
          </table:table-cell>
        </table:table-row>
        <table:table-row>
          <table:table-cell table:style-name="Table1.A5" office:value-type="string">
            <text:p text:style-name="P8">...</text:p>
          </table:table-cell>
          <table:table-cell table:style-name="Table1.B5" office:value-type="string">
            <text:p text:style-name="P8">...</text:p>
          </table:table-cell>
          <table:table-cell table:style-name="Table1.C5" office:value-type="string">
            <text:p text:style-name="P8">...</text:p>
          </table:table-cell>
        </table:table-row>
        <table:table-row>
          <table:table-cell table:style-name="Table1.A6" office:value-type="string">
            <text:p text:style-name="P11">Issues</text:p>
          </table:table-cell>
          <table:table-cell table:style-name="Table1.B6" office:value-type="string">
            <text:p text:style-name="P11">Working <text:span text:style-name="T16">On</text:span></text:p>
          </table:table-cell>
          <table:table-cell table:style-name="Table1.C6" office:value-type="string">
            <text:p text:style-name="P11">Finished</text:p>
          </table:table-cell>
        </table:table-row>
      </table:table>
      <text:p text:style-name="P1"/>
      <text:p text:style-name="P1"/>
      <text:p text:style-name="P4">Since we will be using Gitlab as our main workflow tool, here is a video that will explain most of the important features of the workboard: <text:s/><text:a xlink:type="simple" xlink:href="https://www.youtube.com/watch?v=UWsJ8tkHAa8" text:style-name="Internet_20_link" text:visited-style-name="Visited_20_Internet_20_Link"><text:span text:style-name="T10">https://www.youtube.com/watch?v=UWsJ8tkHAa8</text:span></text:a></text:p>
      <text:p text:style-name="P4"/>
      <text:p text:style-name="P6"/>
      <text:p text:style-name="P6"><text:span text:style-name="T11">Gitlab </text:span>Issue Board<text:span text:style-name="T12">s</text:span>:</text:p>
      <text:p text:style-name="Text_20_body">https://docs.gitlab.com/ee/user/project/issue_board.html#scrum-team</text:p>
      <text:h text:style-name="P23" text:outline-level="2"/>
      <text:p text:style-name="P19"><text:span text:style-name="T7"/></text:p>
      <text:p text:style-name="P16"/>
      <text:p text:style-name="P16"/>
      <text:p text:style-name="P16"/>
      <text:p text:style-name="P16"/>
      <text:p text:style-name="P16"/>
      <text:p text:style-name="P16"/>
      <text:p text:style-name="P16"/>
      <text:p text:style-name="P16"/>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25T09:20:32.890557394</dc:date>
    <dc:creator>Cory Hilliard</dc:creator>
    <meta:editing-duration>P3DT20H39M13S</meta:editing-duration>
    <meta:editing-cycles>56</meta:editing-cycles>
    <meta:document-statistic meta:table-count="1" meta:image-count="0" meta:object-count="0" meta:page-count="2" meta:paragraph-count="36" meta:word-count="562" meta:character-count="3288" meta:non-whitespace-character-count="2740"/>
  </office:meta>
</office:document-meta>
</file>